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5">
      <style:graphic-properties draw:fill="none" draw:stroke="non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presentation:style-name="a385" draw:name="Titel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Presentatie sprintreview <text:line-break/></text:span><text:span text:style-name="a382" text:class-names="">Door: Marco, Ricky, Joey, Anthony, Frank, Nico, Joël</text:span><text:span text:style-name="a383" text:class-names=""/></text:p>
          </draw:text-box>
          <svg:title/>
          <svg:desc/>
        </draw:frame>
        <draw:frame draw:id="id64" presentation:style-name="a386" draw:name="Ondertitel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7" draw:name="Tijdelijke aanduiding voor inhoud 3" svg:x="2.98536in" svg:y="3.93924in" svg:width="7.36261in" svg:height="2.66561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388" draw:master-page-name="Master1-Layout2-obj-Titel-en-object" presentation:presentation-page-layout-name="Master1-PPL2" draw:id="Slide-257">
        <draw:frame draw:id="id66" presentation:style-name="a392" draw:name="Titel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9" text:class-names="">Wat hebben we gemaakt:</text:span><text:span text:style-name="a390" text:class-names=""/></text:p>
          </draw:text-box>
          <svg:title/>
          <svg:desc/>
        </draw:frame>
        <draw:frame draw:id="id67" presentation:style-name="a393" draw:name="Tijdelijke aanduiding voor inhoud 4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394" draw:master-page-name="Master1-Layout2-obj-Titel-en-object" presentation:presentation-page-layout-name="Master1-PPL2" draw:id="Slide-258">
        <draw:frame draw:id="id68" presentation:style-name="a395" draw:name="Tijdelijke aanduiding voor inhoud 3" svg:x="2.12281in" svg:y="0in" svg:width="8.47368in" svg:height="7.5362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396" draw:master-page-name="Master1-Layout2-obj-Titel-en-object" presentation:presentation-page-layout-name="Master1-PPL2" draw:id="Slide-259">
        <draw:frame draw:id="id69" presentation:style-name="a397" draw:name="Tijdelijke aanduiding voor inhoud 3" svg:x="1.63514in" svg:y="0in" svg:width="10.60811in" svg:height="7.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tie sprintreview  Door: Marco, Ricky, Joey, Anthony</dc:title>
    <meta:initial-creator>anthony peeters</meta:initial-creator>
    <dc:creator>anthony peeters</dc:creator>
    <meta:creation-date>2014-11-28T12:51:49Z</meta:creation-date>
    <dc:date>2014-12-01T12:31:38Z</dc:date>
    <meta:editing-cycles>4</meta:editing-cycles>
    <meta:editing-duration>PT257988S</meta:editing-duration>
    <meta:document-statistic meta:paragraph-count="2" meta:word-count="7"/>
  </office:meta>
</office:document-meta>
</file>